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_x</text:p>
          </table:table-cell>
          <table:table-cell office:value-type="string" calcext:value-type="string">
            <text:p>aspect_y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0x0001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2]; &quot;,&quot;&quot;&quot;; [.B2]; &quot;&quot;&quot;,&quot;; [.C2]; &quot;,&quot;; [.D2]; &quot;,&quot;; [.E2]; &quot;,&quot;; [.F2]; &quot;,&quot;; [.G2]; &quot;,&quot;&quot;&quot;; [.H2]; &quot;&quot;&quot;,&quot;&quot;&quot;; [.I2]; &quot;&quot;&quot;),&quot;)" office:value-type="string" office:string-value="ScreenMode(0x00011000,&quot;Lo-Res&quot;,320,200,0.909090909090909,1,1,&quot;NTSC&quot;,&quot;Amiga&quot;)," calcext:value-type="string">
            <text:p>ScreenMode(0x00011000,"Lo-Res",320,200,0.909090909090909,1,1,"NTSC","Amiga"),</text:p>
          </table:table-cell>
        </table:table-row>
        <table:table-row table:style-name="ro1">
          <table:table-cell office:value-type="string" calcext:value-type="string">
            <text:p>0x0001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3]; &quot;,&quot;&quot;&quot;; [.B3]; &quot;&quot;&quot;,&quot;; [.C3]; &quot;,&quot;; [.D3]; &quot;,&quot;; [.E3]; &quot;,&quot;; [.F3]; &quot;,&quot;; [.G3]; &quot;,&quot;&quot;&quot;; [.H3]; &quot;&quot;&quot;,&quot;&quot;&quot;; [.I3]; &quot;&quot;&quot;),&quot;)" office:value-type="string" office:string-value="ScreenMode(0x00019000,&quot;Med-Res&quot;,640,200,0.454545454545455,2,1,&quot;NTSC&quot;,&quot;Amiga&quot;)," calcext:value-type="string">
            <text:p>ScreenMode(0x00019000,"Med-Res",640,200,0.454545454545455,2,1,"NTSC","Amiga"),</text:p>
          </table:table-cell>
        </table:table-row>
        <table:table-row table:style-name="ro1">
          <table:table-cell office:value-type="string" calcext:value-type="string">
            <text:p>0x0001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10/11*2" office:value-type="float" office:value="1.81818181818182" calcext:value-type="float">
            <text:p>1.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4]; &quot;,&quot;&quot;&quot;; [.B4]; &quot;&quot;&quot;,&quot;; [.C4]; &quot;,&quot;; [.D4]; &quot;,&quot;; [.E4]; &quot;,&quot;; [.F4]; &quot;,&quot;; [.G4]; &quot;,&quot;&quot;&quot;; [.H4]; &quot;&quot;&quot;,&quot;&quot;&quot;; [.I4]; &quot;&quot;&quot;),&quot;)" office:value-type="string" office:string-value="ScreenMode(0x00011004,&quot;Interlace&quot;,320,400,1.81818181818182,1,2,&quot;NTSC&quot;,&quot;Amiga&quot;)," calcext:value-type="string">
            <text:p>ScreenMode(0x00011004,"Interlace",320,400,1.81818181818182,1,2,"NTSC","Amiga"),</text:p>
          </table:table-cell>
        </table:table-row>
        <table:table-row table:style-name="ro1">
          <table:table-cell office:value-type="string" calcext:value-type="string">
            <text:p>0x0001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5]; &quot;,&quot;&quot;&quot;; [.B5]; &quot;&quot;&quot;,&quot;; [.C5]; &quot;,&quot;; [.D5]; &quot;,&quot;; [.E5]; &quot;,&quot;; [.F5]; &quot;,&quot;; [.G5]; &quot;,&quot;&quot;&quot;; [.H5]; &quot;&quot;&quot;,&quot;&quot;&quot;; [.I5]; &quot;&quot;&quot;),&quot;)" office:value-type="string" office:string-value="ScreenMode(0x00019004,&quot;Hi-Res&quot;,640,400,0.909090909090909,1,1,&quot;NTSC&quot;,&quot;Amiga&quot;)," calcext:value-type="string">
            <text:p>ScreenMode(0x00019004,"Hi-Res",640,400,0.909090909090909,1,1,"NTSC","Amiga"),</text:p>
          </table:table-cell>
        </table:table-row>
        <table:table-row table:style-name="ro1">
          <table:table-cell office:value-type="string" calcext:value-type="string">
            <text:p>0x0002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6]; &quot;,&quot;&quot;&quot;; [.B6]; &quot;&quot;&quot;,&quot;; [.C6]; &quot;,&quot;; [.D6]; &quot;,&quot;; [.E6]; &quot;,&quot;; [.F6]; &quot;,&quot;; [.G6]; &quot;,&quot;&quot;&quot;; [.H6]; &quot;&quot;&quot;,&quot;&quot;&quot;; [.I6]; &quot;&quot;&quot;),&quot;)" office:value-type="string" office:string-value="ScreenMode(0x00021000,&quot;Lo-Res&quot;,320,256,1.09259259259259,1,1,&quot;PAL&quot;,&quot;Amiga&quot;)," calcext:value-type="string">
            <text:p>ScreenMode(0x00021000,"Lo-Res",320,256,1.09259259259259,1,1,"PAL","Amiga"),</text:p>
          </table:table-cell>
        </table:table-row>
        <table:table-row table:style-name="ro1">
          <table:table-cell office:value-type="string" calcext:value-type="string">
            <text:p>0x0002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table:formula="of:=59/54/2" office:value-type="float" office:value="0.546296296296296" calcext:value-type="float">
            <text:p>0.54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7]; &quot;,&quot;&quot;&quot;; [.B7]; &quot;&quot;&quot;,&quot;; [.C7]; &quot;,&quot;; [.D7]; &quot;,&quot;; [.E7]; &quot;,&quot;; [.F7]; &quot;,&quot;; [.G7]; &quot;,&quot;&quot;&quot;; [.H7]; &quot;&quot;&quot;,&quot;&quot;&quot;; [.I7]; &quot;&quot;&quot;),&quot;)" office:value-type="string" office:string-value="ScreenMode(0x00029000,&quot;Med-Res&quot;,640,256,0.546296296296296,2,1,&quot;PAL&quot;,&quot;Amiga&quot;)," calcext:value-type="string">
            <text:p>ScreenMode(0x00029000,"Med-Res",640,256,0.546296296296296,2,1,"PAL","Amiga"),</text:p>
          </table:table-cell>
        </table:table-row>
        <table:table-row table:style-name="ro1">
          <table:table-cell office:value-type="string" calcext:value-type="string">
            <text:p>0x0002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59/54*2" office:value-type="float" office:value="2.18518518518519" calcext:value-type="float">
            <text:p>2.18518518518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8]; &quot;,&quot;&quot;&quot;; [.B8]; &quot;&quot;&quot;,&quot;; [.C8]; &quot;,&quot;; [.D8]; &quot;,&quot;; [.E8]; &quot;,&quot;; [.F8]; &quot;,&quot;; [.G8]; &quot;,&quot;&quot;&quot;; [.H8]; &quot;&quot;&quot;,&quot;&quot;&quot;; [.I8]; &quot;&quot;&quot;),&quot;)" office:value-type="string" office:string-value="ScreenMode(0x00021004,&quot;Interlace&quot;,320,512,2.18518518518519,1,2,&quot;PAL&quot;,&quot;Amiga&quot;)," calcext:value-type="string">
            <text:p>ScreenMode(0x00021004,"Interlace",320,512,2.18518518518519,1,2,"PAL","Amiga"),</text:p>
          </table:table-cell>
        </table:table-row>
        <table:table-row table:style-name="ro1">
          <table:table-cell office:value-type="string" calcext:value-type="string">
            <text:p>0x0002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9]; &quot;,&quot;&quot;&quot;; [.B9]; &quot;&quot;&quot;,&quot;; [.C9]; &quot;,&quot;; [.D9]; &quot;,&quot;; [.E9]; &quot;,&quot;; [.F9]; &quot;,&quot;; [.G9]; &quot;,&quot;&quot;&quot;; [.H9]; &quot;&quot;&quot;,&quot;&quot;&quot;; [.I9]; &quot;&quot;&quot;),&quot;)" office:value-type="string" office:string-value="ScreenMode(0x00029004,&quot;Hi-Res&quot;,640,512,1.09259259259259,1,1,&quot;PAL&quot;,&quot;Amiga&quot;)," calcext:value-type="string">
            <text:p>ScreenMode(0x00029004,"Hi-Res",640,512,1.09259259259259,1,1,"PAL","Amiga"),</text:p>
          </table:table-cell>
        </table:table-row>
        <table:table-row table:style-name="ro1">
          <table:table-cell office:value-type="string" calcext:value-type="string">
            <text:p>0x00031000</text:p>
          </table:table-cell>
          <table:table-cell office:value-type="string" calcext:value-type="string">
            <text:p>MCGA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0]; &quot;,&quot;&quot;&quot;; [.B10]; &quot;&quot;&quot;,&quot;; [.C10]; &quot;,&quot;; [.D10]; &quot;,&quot;; [.E10]; &quot;,&quot;; [.F10]; &quot;,&quot;; [.G10]; &quot;,&quot;&quot;&quot;; [.H10]; &quot;&quot;&quot;,&quot;&quot;&quot;; [.I10]; &quot;&quot;&quot;),&quot;)" office:value-type="string" office:string-value="ScreenMode(0x00031000,&quot;MCGA&quot;,320,200,0.909090909090909,1,1,&quot;VGA&quot;,&quot;PC&quot;)," calcext:value-type="string">
            <text:p>ScreenMode(0x00031000,"MCGA",320,200,0.909090909090909,1,1,"VGA","PC"),</text:p>
          </table:table-cell>
        </table:table-row>
        <table:table-row table:style-name="ro1">
          <table:table-cell office:value-type="string" calcext:value-type="string">
            <text:p>0x00039004</text:p>
          </table:table-cell>
          <table:table-cell office:value-type="string" calcext:value-type="string">
            <text:p>VGA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1]; &quot;,&quot;&quot;&quot;; [.B11]; &quot;&quot;&quot;,&quot;; [.C11]; &quot;,&quot;; [.D11]; &quot;,&quot;; [.E11]; &quot;,&quot;; [.F11]; &quot;,&quot;; [.G11]; &quot;,&quot;&quot;&quot;; [.H11]; &quot;&quot;&quot;,&quot;&quot;&quot;; [.I11]; &quot;&quot;&quot;),&quot;)" office:value-type="string" office:string-value="ScreenMode(0x00039004,&quot;VGA&quot;,640,480,1,1,1,&quot;VGA&quot;,&quot;PC&quot;)," calcext:value-type="string">
            <text:p>ScreenMode(0x00039004,"VGA",640,480,1,1,1,"VGA","PC"),</text:p>
          </table:table-cell>
        </table:table-row>
        <table:table-row table:style-name="ro1">
          <table:table-cell office:value-type="string" calcext:value-type="string">
            <text:p>0x00039005</text:p>
          </table:table-cell>
          <table:table-cell office:value-type="string" calcext:value-type="string">
            <text:p>SVGA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2]; &quot;,&quot;&quot;&quot;; [.B12]; &quot;&quot;&quot;,&quot;; [.C12]; &quot;,&quot;; [.D12]; &quot;,&quot;; [.E12]; &quot;,&quot;; [.F12]; &quot;,&quot;; [.G12]; &quot;,&quot;&quot;&quot;; [.H12]; &quot;&quot;&quot;,&quot;&quot;&quot;; [.I12]; &quot;&quot;&quot;),&quot;)" office:value-type="string" office:string-value="ScreenMode(0x00039005,&quot;SVGA&quot;,800,600,1,1,1,&quot;VGA&quot;,&quot;PC&quot;)," calcext:value-type="string">
            <text:p>ScreenMode(0x00039005,"SVGA",800,600,1,1,1,"VGA","PC"),</text:p>
          </table:table-cell>
        </table:table-row>
        <table:table-row table:style-name="ro1">
          <table:table-cell office:value-type="string" calcext:value-type="string">
            <text:p>0x00039006</text:p>
          </table:table-cell>
          <table:table-cell office:value-type="string" calcext:value-type="string">
            <text:p>XGA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3]; &quot;,&quot;&quot;&quot;; [.B13]; &quot;&quot;&quot;,&quot;; [.C13]; &quot;,&quot;; [.D13]; &quot;,&quot;; [.E13]; &quot;,&quot;; [.F13]; &quot;,&quot;; [.G13]; &quot;,&quot;&quot;&quot;; [.H13]; &quot;&quot;&quot;,&quot;&quot;&quot;; [.I13]; &quot;&quot;&quot;),&quot;)" office:value-type="string" office:string-value="ScreenMode(0x00039006,&quot;XGA&quot;,1024,768,1,1,1,&quot;VGA&quot;,&quot;PC&quot;)," calcext:value-type="string">
            <text:p>ScreenMode(0x00039006,"XGA",1024,768,1,1,1,"VGA","PC"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47:59.877146024</meta:creation-date>
    <dc:date>2023-01-25T22:52:22.225716307</dc:date>
    <meta:editing-duration>PT2H56M9S</meta:editing-duration>
    <meta:editing-cycles>4</meta:editing-cycles>
    <meta:generator>LibreOffice/7.3.7.2$Linux_X86_64 LibreOffice_project/30$Build-2</meta:generator>
    <meta:document-statistic meta:table-count="1" meta:cell-count="129" meta:object-count="0"/>
  </office:meta>
</office:document-meta>
</file>